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4cd5f" officeooo:paragraph-rsid="0004cd5f"/>
    </style:style>
    <style:style style:name="P2" style:family="paragraph" style:parent-style-name="Standard">
      <style:paragraph-properties fo:text-align="center" style:justify-single-word="false"/>
      <style:text-properties fo:language="uk" fo:country="UA" officeooo:rsid="00053419" officeooo:paragraph-rsid="00053419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053419" officeooo:paragraph-rsid="00053419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61de2" officeooo:paragraph-rsid="00061de2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061de2" officeooo:paragraph-rsid="00061de2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en" fo:country="US" officeooo:rsid="00061de2" officeooo:paragraph-rsid="00061de2"/>
    </style:style>
    <style:style style:name="P7" style:family="paragraph" style:parent-style-name="Standard" style:list-style-name="L2">
      <style:paragraph-properties fo:text-align="justify" style:justify-single-word="false"/>
      <style:text-properties fo:language="en" fo:country="US" officeooo:rsid="00061de2" officeooo:paragraph-rsid="00061de2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en" fo:country="US" officeooo:rsid="00061de2" officeooo:paragraph-rsid="00061de2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bold" officeooo:rsid="00061de2" officeooo:paragraph-rsid="00061de2" style:font-weight-asian="bold" style:font-weight-complex="bold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ext:p text:style-name="P2">“<text:span text:style-name="T1">Notepad”</text:span></text:p>
      <text:p text:style-name="P3"/>
      <text:p text:style-name="P4">ver.0.1.<text:tab/><text:tab/><text:tab/><text:tab/><text:tab/><text:tab/><text:tab/><text:tab/><text:tab/><text:tab/>12/09/2017</text:p>
      <text:p text:style-name="P4"/>
      <text:p text:style-name="P5">Test Plan for testing Program <text:s/>features of “Notepad” version 6.1.7600.16385. </text:p>
      <text:p text:style-name="P9"/>
      <text:p text:style-name="P9">Test Items</text:p>
      <text:list xml:id="list1464817956502866581" text:style-name="L2">
        <text:list-item>
          <text:p text:style-name="P7">Tab Section File</text:p>
        </text:list-item>
        <text:list-item>
          <text:p text:style-name="P7">Tab Section Format </text:p>
        </text:list-item>
      </text:list>
      <text:p text:style-name="P5"/>
      <text:p text:style-name="P9">Features to be tested </text:p>
      <text:list xml:id="list1185096843492787672" text:style-name="L1">
        <text:list-item>
          <text:p text:style-name="P6">Creating of file.</text:p>
        </text:list-item>
        <text:list-item>
          <text:p text:style-name="P6">Saving of changed file.</text:p>
        </text:list-item>
        <text:list-item>
          <text:p text:style-name="P6">Opening of saved file.</text:p>
        </text:list-item>
        <text:list-item>
          <text:p text:style-name="P6">Changing of f saved file</text:p>
        </text:list-item>
        <text:list-item>
          <text:p text:style-name="P6">Changing font style in file.</text:p>
        </text:list-item>
        <text:list-item>
          <text:p text:style-name="P6">Changing of window resolution.</text:p>
        </text:list-item>
      </text:list>
      <text:p text:style-name="P5"/>
      <text:p text:style-name="P5">Features not to be tested</text:p>
      <text:list xml:id="list5829395350174396441" text:style-name="L3">
        <text:list-item>
          <text:p text:style-name="P8">Saving file by feature “Saving as”</text:p>
        </text:list-item>
        <text:list-item>
          <text:p text:style-name="P8">Feature “page set up”.</text:p>
        </text:list-item>
        <text:list-item>
          <text:p text:style-name="P8">Printing file by using Feature “Print”</text:p>
        </text:list-item>
        <text:list-item>
          <text:p text:style-name="P8">Features ‘word wrap” in tab section Format.</text:p>
        </text:list-item>
      </text:list>
      <text:p text:style-name="P5"/>
      <text:p text:style-name="P5">Approa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27S</meta:editing-duration>
    <meta:editing-cycles>5</meta:editing-cycles>
    <meta:generator>LibreOffice/5.1.6.2$Windows_X86_64 LibreOffice_project/07ac168c60a517dba0f0d7bc7540f5afa45f0909</meta:generator>
    <dc:date>2017-09-12T23:23:46.401000000</dc:date>
    <meta:document-statistic meta:table-count="0" meta:image-count="0" meta:object-count="0" meta:page-count="1" meta:paragraph-count="20" meta:word-count="93" meta:character-count="516" meta:non-whitespace-character-count="442"/>
    <meta:user-defined meta:name="Info 1"/>
    <meta:user-defined meta:name="Info 2"/>
    <meta:user-defined meta:name="Info 3"/>
    <meta:user-defined meta:name="Info 4"/>
  </office:meta>
</office:document-meta>
</file>